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66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5" style:family="table-cell" style:parent-style-name="Default" style:data-style-name="N100"/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out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Assigned Tags</text:p>
          </table:table-cell>
          <table:table-cell office:value-type="string" calcext:value-type="string">
            <text:p>Corrected Tags</text:p>
          </table:table-cell>
          <table:table-cell/>
          <table:table-cell office:value-type="string" calcext:value-type="string">
            <text:p>Errors</text:p>
          </table:table-cell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/>
          <table:table-cell table:style-name="ce6" table:formula="of:=4070-SUMPRODUCT([.B2:.B4071]=[.C2:.C4071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ar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a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de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un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ntif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ha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pan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igan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de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lle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,0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ha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an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nd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ap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onsc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ople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j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d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ua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ces </text:p>
          </table:table-cell>
          <table:table-cell office:value-type="string" calcext:value-type="string">
            <text:p><text:s/>NNPS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ha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-eating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6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argan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year-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ugh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n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ooque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tapgar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few-hi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ic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h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-Citizenship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d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s </text:p>
          </table:table-cell>
          <table:table-cell office:value-type="string" calcext:value-type="string">
            <text:p><text:s/>VBZ</text:p>
          </table:table-cell>
          <table:table-cell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in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ilita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oop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s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s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n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er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ji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nde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ivit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d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ur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d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han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w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ng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at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a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ra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a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n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r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o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7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is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karganj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urah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-b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p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od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ndus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u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y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til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dai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z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n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‘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iy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office:value-type="string" calcext:value-type="string">
            <text:p><text:s/>POS</text:p>
          </table:table-cell>
          <table:table-cell office:value-type="string" calcext:value-type="string">
            <text:p><text:s/>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k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gh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ssin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.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i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s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o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dd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iy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en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a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isht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padiy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ena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ng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ur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ers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eraba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IT-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-ev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i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heim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-relat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s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log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er-review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swam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re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logic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cas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diagnosis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FW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load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i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i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d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l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at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.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sponding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-specif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mp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IT-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-specif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office:value-type="string" calcext:value-type="string">
            <text:p><text:s/>NNS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lv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vidu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anc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ders.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ec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os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n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n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in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bolden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rui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u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FW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o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amp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ne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re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as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cas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FW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cus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tan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anc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h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in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ctu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no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nti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heim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oci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roph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campu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ptocurrenc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-stand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ati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ctu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to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lys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ove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i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ter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ic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in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k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lio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ross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p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-boar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-bou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rab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l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smi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m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r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rb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mag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i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lp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n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rn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yant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lio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noon.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p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</text:p>
          </table:table-cell>
          <table:table-cell office:value-type="string" calcext:value-type="string">
            <text:p><text:s/>JJR</text:p>
          </table:table-cell>
          <table:table-cell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c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g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e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n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iz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tak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n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:23PM</text:p>
          </table:table-cell>
          <table:table-cell office:value-type="string" calcext:value-type="string">
            <text:p><text:s/>CD</text:p>
          </table:table-cell>
          <table:table-cell office:value-type="string" calcext:value-type="string">
            <text:p><text:s/>C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w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b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j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ma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o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or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ube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z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e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.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ube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VBD</text:p>
          </table:table-cell>
          <table:table-cell office:value-type="string" calcext:value-type="string">
            <text:p><text:s/>“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ld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diat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ist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p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b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.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kus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io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urred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w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:40</text:p>
          </table:table-cell>
          <table:table-cell table:style-name="ce5" office:value-type="string" calcext:value-type="string">
            <text:p><text:s/>CD</text:p>
          </table:table-cell>
          <table:table-cell table:style-name="ce5" office:value-type="string" calcext:value-type="string">
            <text:p><text:s/>C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wee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ol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k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rney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whil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on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ok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rm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0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pab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c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un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d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t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ai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h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a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dav.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smi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im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pac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n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i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pani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-y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h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s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-5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P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a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2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ing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g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min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lan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2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gov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ugu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gbast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h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es </text:p>
          </table:table-cell>
          <table:table-cell office:value-type="string" calcext:value-type="string">
            <text:p><text:s/>NNPS</text:p>
          </table:table-cell>
          <table:table-cell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k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alan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w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ch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te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n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re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se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r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ed-ov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se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es </text:p>
          </table:table-cell>
          <table:table-cell table:number-columns-repeated="2" office:value-type="string" calcext:value-type="string">
            <text:p><text:s/>N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a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6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ater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c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kist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ins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ghb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-y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v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us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itu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c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e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c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o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-rat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ead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y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ol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l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mpionshi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a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ner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commerc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-tail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g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low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Pl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ol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om </text:p>
          </table:table-cell>
          <table:table-cell table:number-columns-repeated="2" office:value-type="string" calcext:value-type="string">
            <text:p><text:s/>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r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h-plu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K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-H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9.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g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i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wha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m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kl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l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a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ai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m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e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eg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ship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v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ing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Q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pkar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ern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Mak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ti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ribu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k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-to-e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usa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b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u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read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4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sk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arat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3-degre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6.Whil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-keep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geshpu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.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-ti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9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ze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ff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vai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a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99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Z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l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ht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s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ishing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3.3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d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6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en </text:p>
          </table:table-cell>
          <table:table-cell table:number-columns-repeated="2" office:value-type="string" calcext:value-type="string">
            <text:p><text:s/>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.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ow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ch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degre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JJ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darjung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VB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i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gh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-50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ay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p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o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-IIIB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-175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-colde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90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8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2°Celsius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7.3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99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ur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u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jab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yan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.It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cas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n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°C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ctiv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ath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lue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roa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urb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te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h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lstor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uar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I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hi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ra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s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.7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reesThis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com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a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n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6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lin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rt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an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afo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w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co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o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ac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crib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.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h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swer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j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6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end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phon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art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afo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sh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ci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-back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caus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rter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i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eg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pulat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onnec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nu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to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c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 </text:p>
          </table:table-cell>
          <table:table-cell table:number-columns-repeated="2" office:value-type="string" calcext:value-type="string">
            <text:p><text:s/>J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t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s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as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o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te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afo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20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work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nd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t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e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co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ob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31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IN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s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nau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rc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.Th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s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fl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–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gest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tonn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a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k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0k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t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si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rop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p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d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tud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0k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unc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 </text:p>
          </table:table-cell>
          <table:table-cell table:number-columns-repeated="2" office:value-type="string" calcext:value-type="string">
            <text:p><text:s/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v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n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'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.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</text:p>
          </table:table-cell>
          <table:table-cell office:value-type="string" calcext:value-type="string">
            <text:p><text:s/>VB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o-grav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qu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f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ica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ic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b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avi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ir </text:p>
          </table:table-cell>
          <table:table-cell table:number-columns-repeated="2" office:value-type="string" calcext:value-type="string">
            <text:p><text:s/>PRP$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or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o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kinso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s </text:p>
          </table:table-cell>
          <table:table-cell table:number-columns-repeated="2" office:value-type="string" calcext:value-type="string">
            <text:p><text:s/>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as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an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c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motherap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ar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lica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lop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ef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rv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t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h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ever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sage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a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onau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n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m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w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2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bit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-suppor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-rate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d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hnolog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mar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cror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ow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craf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other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e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craf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uct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ing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ro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c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m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 </text:p>
          </table:table-cell>
          <table:table-cell office:value-type="string" calcext:value-type="string">
            <text:p><text:s/>NN</text:p>
          </table:table-cell>
          <table:table-cell office:value-type="string" calcext:value-type="string">
            <text:p><text:s/>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y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ibutio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” </text:p>
          </table:table-cell>
          <table:table-cell office:value-type="string" calcext:value-type="string">
            <text:p><text:s/>NNP</text:p>
          </table:table-cell>
          <table:table-cell office:value-type="string" calcext:value-type="string">
            <text:p><text:s/>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va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ier </text:p>
          </table:table-cell>
          <table:table-cell table:number-columns-repeated="2" office:value-type="string" calcext:value-type="string">
            <text:p><text:s/>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ganyaan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ud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ip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ou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650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19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z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ory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30a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a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.2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ch </text:p>
          </table:table-cell>
          <table:table-cell table:number-columns-repeated="2" office:value-type="string" calcext:value-type="string">
            <text:p><text:s/>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ond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est </text:p>
          </table:table-cell>
          <table:table-cell table:number-columns-repeated="2" office:value-type="string" calcext:value-type="string">
            <text:p><text:s/>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f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o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6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00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ug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44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whil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ab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av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7.8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oin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hanu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2.8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 </text:p>
          </table:table-cell>
          <table:table-cell table:number-columns-repeated="2" office:value-type="string" calcext:value-type="string">
            <text:p><text:s/>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l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.30a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</text:p>
          </table:table-cell>
          <table:table-cell table:number-columns-repeated="2" office:value-type="string" calcext:value-type="string">
            <text:p><text:s/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.42mm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f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ste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gement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9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ain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24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 </text:p>
          </table:table-cell>
          <table:table-cell table:number-columns-repeated="2" office:value-type="string" calcext:value-type="string">
            <text:p><text:s/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ound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13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nch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logg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5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pr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n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ranandan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sid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n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pita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sh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gar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w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bhang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ute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b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ory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at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le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e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nes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ug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gh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cket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e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e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` </text:p>
          </table:table-cell>
          <table:table-cell table:number-columns-repeated="2" office:value-type="string" calcext:value-type="string">
            <text:p><text:s/>``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s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gal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o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nic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tion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 </text:p>
          </table:table-cell>
          <table:table-cell table:number-columns-repeated="2" office:value-type="string" calcext:value-type="string">
            <text:p><text:s/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 </text:p>
          </table:table-cell>
          <table:table-cell table:number-columns-repeated="2" office:value-type="string" calcext:value-type="string">
            <text:p><text:s/>''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 </text:p>
          </table:table-cell>
          <table:table-cell table:number-columns-repeated="2" office:value-type="string" calcext:value-type="string">
            <text:p><text:s/>P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d </text:p>
          </table:table-cell>
          <table:table-cell table:number-columns-repeated="2" office:value-type="string" calcext:value-type="string">
            <text:p><text:s/>V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</text:p>
          </table:table-cell>
          <table:table-cell table:number-columns-repeated="2" office:value-type="string" calcext:value-type="string">
            <text:p><text:s/>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D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 </text:p>
          </table:table-cell>
          <table:table-cell table:number-columns-repeated="2" office:value-type="string" calcext:value-type="string">
            <text:p><text:s/>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cast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ten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v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we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bai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sday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westerly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50kmp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rily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ching </text:p>
          </table:table-cell>
          <table:table-cell table:number-columns-repeated="2" office:value-type="string" calcext:value-type="string">
            <text:p><text:s/>V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kmph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s/squall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</text:p>
          </table:table-cell>
          <table:table-cell table:number-columns-repeated="2" office:value-type="string" calcext:value-type="string">
            <text:p><text:s/>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ate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gh </text:p>
          </table:table-cell>
          <table:table-cell table:number-columns-repeated="2" office:value-type="string" calcext:value-type="string">
            <text:p><text:s/>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thwesterly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hermen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ve </text:p>
          </table:table-cell>
          <table:table-cell table:number-columns-repeated="2" office:value-type="string" calcext:value-type="string">
            <text:p><text:s/>V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ce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n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ised </text:p>
          </table:table-cell>
          <table:table-cell table:number-columns-repeated="2" office:value-type="string" calcext:value-type="string">
            <text:p><text:s/>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 </text:p>
          </table:table-cell>
          <table:table-cell table:number-columns-repeated="2" office:value-type="string" calcext:value-type="string">
            <text:p><text:s/>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 </text:p>
          </table:table-cell>
          <table:table-cell table:number-columns-repeated="2" office:value-type="string" calcext:value-type="string">
            <text:p><text:s/>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ure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o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harashtra </text:p>
          </table:table-cell>
          <table:table-cell table:number-columns-repeated="2" office:value-type="string" calcext:value-type="string">
            <text:p><text:s/>N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st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 </text:p>
          </table:table-cell>
          <table:table-cell table:number-columns-repeated="2" office:value-type="string" calcext:value-type="string">
            <text:p><text:s/>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 </text:p>
          </table:table-cell>
          <table:table-cell table:number-columns-repeated="2" office:value-type="string" calcext:value-type="string">
            <text:p><text:s/>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ng </text:p>
          </table:table-cell>
          <table:table-cell table:number-columns-repeated="2" office:value-type="string" calcext:value-type="string">
            <text:p><text:s/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xt </text:p>
          </table:table-cell>
          <table:table-cell table:number-columns-repeated="2" office:value-type="string" calcext:value-type="string">
            <text:p><text:s/>JJ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48 </text:p>
          </table:table-cell>
          <table:table-cell table:number-columns-repeated="2" office:value-type="string" calcext:value-type="string">
            <text:p><text:s/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rs </text:p>
          </table:table-cell>
          <table:table-cell table:number-columns-repeated="2" office:value-type="string" calcext:value-type="string">
            <text:p><text:s/>N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</text:p>
          </table:table-cell>
          <table:table-cell table:number-columns-repeated="2" office:value-type="string" calcext:value-type="string">
            <text:p><text:s/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12:49:30.208578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4:09:07.765161327</meta:creation-date>
    <dc:date>2020-04-19T17:29:02.717687769</dc:date>
    <meta:editing-duration>PT1H42M26S</meta:editing-duration>
    <meta:editing-cycles>33</meta:editing-cycles>
    <meta:generator>LibreOffice/6.0.7.3$Linux_X86_64 LibreOffice_project/00m0$Build-3</meta:generator>
    <meta:document-statistic meta:table-count="1" meta:cell-count="12209" meta:object-count="0"/>
  </office:meta>
</office:document-meta>
</file>